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E000000D3241AAA9B99F22F6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20pt" officeooo:rsid="002618de" officeooo:paragraph-rsid="002618de" style:font-size-asian="20pt" style:font-size-complex="20pt"/>
    </style:style>
    <style:style style:name="T1" style:family="text">
      <style:text-properties officeooo:rsid="001f5da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I</text:p>
      <text:p text:style-name="P2"><draw:frame draw:style-name="fr1" draw:name="Image1" text:anchor-type="char" svg:x="0.457cm" svg:y="0.603cm" svg:width="12.781cm" svg:height="5.457cm" draw:z-index="0"><draw:image xlink:href="Pictures/10000201000001EE000000D3241AAA9B99F22F6E.png" xlink:type="simple" xlink:show="embed" xlink:actuate="onLoad" loext:mime-type="image/png"/></draw:frame><text:s text:c="19"/>ADRASEC</text:p>
      <text:p text:style-name="P2">R</text:p>
      <text:p text:style-name="P2"><text:s text:c="19"/>URGENCE</text:p>
      <text:p text:style-name="P2"><text:s text:c="19"/>M</text:p>
      <text:p text:style-name="P2"><text:s text:c="19"/>C</text:p>
      <text:p text:style-name="P2"><text:s text:c="5"/>FR-EMCOM</text:p>
      <text:p text:style-name="P2"><text:s text:c="18"/>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 <text:tab/><text:file-name text:display="name">Page_garde__EMCOM_AMR</text:file-name><text:tab/><text:date style:data-style-name="N37" text:date-value="2022-07-02T18:23:49.275000002">02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2T18:23:49.162000000</dc:date>
    <meta:editing-duration>PT2H13S</meta:editing-duration>
    <meta:editing-cycles>14</meta:editing-cycles>
    <meta:generator>LibreOffice/6.4.0.3$Windows_X86_64 LibreOffice_project/b0a288ab3d2d4774cb44b62f04d5d28733ac6df8</meta:generator>
    <meta:document-statistic meta:table-count="0" meta:image-count="1" meta:object-count="0" meta:page-count="1" meta:paragraph-count="9" meta:word-count="14" meta:character-count="172" meta:non-whitespace-character-count="67"/>
  </office:meta>
</office:document-meta>
</file>